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_4a" table:style-name="ta1">
        <table:shapes>
          <draw:frame draw:z-index="0" draw:style-name="gr1" draw:text-style-name="P1" svg:width="11.2067in" svg:height="5.6051in" svg:x="7.298in" svg:y="23.6862in">
            <draw:object draw:notify-on-update-of-ranges="res_4a.E164:res_4a.E326 res_4a.F164:res_4a.F3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111101" calcext:value-type="float">
            <text:p>33.1111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744676" calcext:value-type="float">
            <text:p>33.7446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545406" calcext:value-type="float">
            <text:p>34.54540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.054596" calcext:value-type="float">
            <text:p>38.05459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.427844" calcext:value-type="float">
            <text:p>39.4278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.529573" calcext:value-type="float">
            <text:p>43.5295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.009009" calcext:value-type="float">
            <text:p>44.00900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.048589" calcext:value-type="float">
            <text:p>49.0485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.395905" calcext:value-type="float">
            <text:p>49.3959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.764241" calcext:value-type="float">
            <text:p>49.7642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3.660783" calcext:value-type="float">
            <text:p>53.6607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4.159235" calcext:value-type="float">
            <text:p>54.15923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8.621291" calcext:value-type="float">
            <text:p>58.6212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9.122748" calcext:value-type="float">
            <text:p>59.12274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6.938762" calcext:value-type="float">
            <text:p>56.9387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.590081" calcext:value-type="float">
            <text:p>60.5900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1.525934" calcext:value-type="float">
            <text:p>61.5259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0.764241" calcext:value-type="float">
            <text:p>60.7642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5.974977" calcext:value-type="float">
            <text:p>65.9749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4.873977" calcext:value-type="float">
            <text:p>64.8739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1.724204" calcext:value-type="float">
            <text:p>71.7242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8.623477" calcext:value-type="float">
            <text:p>68.6234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.561575" calcext:value-type="float">
            <text:p>73.5615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1.266788" calcext:value-type="float">
            <text:p>71.2667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0.676466" calcext:value-type="float">
            <text:p>70.6764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8.843647" calcext:value-type="float">
            <text:p>78.84364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0.401342" calcext:value-type="float">
            <text:p>80.4013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2.586344" calcext:value-type="float">
            <text:p>72.5863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1.581061" calcext:value-type="float">
            <text:p>71.58106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3.788423" calcext:value-type="float">
            <text:p>73.7884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4.394984" calcext:value-type="float">
            <text:p>74.3949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2.181171" calcext:value-type="float">
            <text:p>72.18117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2.488603" calcext:value-type="float">
            <text:p>72.4886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1.143852" calcext:value-type="float">
            <text:p>71.1438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.950143" calcext:value-type="float">
            <text:p>70.95014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7.082446" calcext:value-type="float">
            <text:p>77.0824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6.023352" calcext:value-type="float">
            <text:p>76.0233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.692728" calcext:value-type="float">
            <text:p>78.6927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8.326641" calcext:value-type="float">
            <text:p>78.3266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1.249914" calcext:value-type="float">
            <text:p>81.2499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3.340299" calcext:value-type="float">
            <text:p>83.3402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5.86762" calcext:value-type="float">
            <text:p>75.867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2.392155" calcext:value-type="float">
            <text:p>82.3921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7.884117" calcext:value-type="float">
            <text:p>77.88411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8.95068" calcext:value-type="float">
            <text:p>78.950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6.108198" calcext:value-type="float">
            <text:p>76.1081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8.910878" calcext:value-type="float">
            <text:p>78.91087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0.518513" calcext:value-type="float">
            <text:p>70.5185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8.032384" calcext:value-type="float">
            <text:p>68.0323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3.344185" calcext:value-type="float">
            <text:p>73.3441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5.651159" calcext:value-type="float">
            <text:p>65.6511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2.905297" calcext:value-type="float">
            <text:p>72.9052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0.956895" calcext:value-type="float">
            <text:p>70.9568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0.59467" calcext:value-type="float">
            <text:p>70.5946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1.115784" calcext:value-type="float">
            <text:p>71.1157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2.581583" calcext:value-type="float">
            <text:p>72.5815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8.38514" calcext:value-type="float">
            <text:p>68.385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2.25461" calcext:value-type="float">
            <text:p>72.2546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9.483787" calcext:value-type="float">
            <text:p>69.4837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7.212184" calcext:value-type="float">
            <text:p>77.2121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0.900455" calcext:value-type="float">
            <text:p>70.9004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5.138216" calcext:value-type="float">
            <text:p>65.1382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9.501325" calcext:value-type="float">
            <text:p>79.50132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5.305459" calcext:value-type="float">
            <text:p>75.3054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7.930756" calcext:value-type="float">
            <text:p>67.93075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7.124022" calcext:value-type="float">
            <text:p>67.1240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5.885898" calcext:value-type="float">
            <text:p>65.8858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0.973523" calcext:value-type="float">
            <text:p>70.9735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2.679163" calcext:value-type="float">
            <text:p>82.6791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2.817199" calcext:value-type="float">
            <text:p>72.8171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9.763513" calcext:value-type="float">
            <text:p>79.7635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2.341765" calcext:value-type="float">
            <text:p>72.34176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3.396509" calcext:value-type="float">
            <text:p>73.39650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5.930483" calcext:value-type="float">
            <text:p>75.9304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5.481256" calcext:value-type="float">
            <text:p>75.48125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4.558511" calcext:value-type="float">
            <text:p>74.5585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1.31286" calcext:value-type="float">
            <text:p>71.312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7.624277" calcext:value-type="float">
            <text:p>67.6242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4.499423" calcext:value-type="float">
            <text:p>74.4994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2.586236" calcext:value-type="float">
            <text:p>72.5862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6.576613" calcext:value-type="float">
            <text:p>76.5766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9.315232" calcext:value-type="float">
            <text:p>69.3152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7.441968" calcext:value-type="float">
            <text:p>77.4419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9.747512" calcext:value-type="float">
            <text:p>79.7475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9.722755" calcext:value-type="float">
            <text:p>69.7227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8.467478" calcext:value-type="float">
            <text:p>68.46747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5.922166" calcext:value-type="float">
            <text:p>75.9221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9.538238" calcext:value-type="float">
            <text:p>79.53823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8.237818" calcext:value-type="float">
            <text:p>78.2378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1.79632" calcext:value-type="float">
            <text:p>81.796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7.212702" calcext:value-type="float">
            <text:p>77.21270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6.498963" calcext:value-type="float">
            <text:p>76.4989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8.937045" calcext:value-type="float">
            <text:p>78.9370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4.720111" calcext:value-type="float">
            <text:p>74.7201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8.703342" calcext:value-type="float">
            <text:p>78.7033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4.536439" calcext:value-type="float">
            <text:p>74.5364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2.879675" calcext:value-type="float">
            <text:p>72.8796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8.462375" calcext:value-type="float">
            <text:p>68.4623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69.444395" calcext:value-type="float">
            <text:p>69.4443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5.363269" calcext:value-type="float">
            <text:p>75.36326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4.346975" calcext:value-type="float">
            <text:p>74.3469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0.326823" calcext:value-type="float">
            <text:p>70.3268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76.896385" calcext:value-type="float">
            <text:p>76.8963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1.983854" calcext:value-type="float">
            <text:p>71.9838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83.838182" calcext:value-type="float">
            <text:p>83.8381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82.731969" calcext:value-type="float">
            <text:p>82.73196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7.984375" calcext:value-type="float">
            <text:p>77.9843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2.50196" calcext:value-type="float">
            <text:p>82.5019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86.900844" calcext:value-type="float">
            <text:p>86.9008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86.664043" calcext:value-type="float">
            <text:p>86.66404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2.457045" calcext:value-type="float">
            <text:p>82.4570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6.075496" calcext:value-type="float">
            <text:p>86.07549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9.714468" calcext:value-type="float">
            <text:p>69.7144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8.917002" calcext:value-type="float">
            <text:p>78.91700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3.326216" calcext:value-type="float">
            <text:p>93.3262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2.889349" calcext:value-type="float">
            <text:p>72.88934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7.329253" calcext:value-type="float">
            <text:p>87.32925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86.487557" calcext:value-type="float">
            <text:p>86.48755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5.058279" calcext:value-type="float">
            <text:p>85.0582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3.880985" calcext:value-type="float">
            <text:p>93.8809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86.864372" calcext:value-type="float">
            <text:p>86.8643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7.40029" calcext:value-type="float">
            <text:p>87.400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7.940428" calcext:value-type="float">
            <text:p>77.9404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2.091438" calcext:value-type="float">
            <text:p>102.09143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80.650085" calcext:value-type="float">
            <text:p>80.6500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97.995966" calcext:value-type="float">
            <text:p>97.9959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0.065253" calcext:value-type="float">
            <text:p>100.06525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2.941121" calcext:value-type="float">
            <text:p>92.94112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93.929624" calcext:value-type="float">
            <text:p>93.92962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84.446186" calcext:value-type="float">
            <text:p>84.4461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6.801704" calcext:value-type="float">
            <text:p>106.8017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88.900269" calcext:value-type="float">
            <text:p>88.90026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0.232873" calcext:value-type="float">
            <text:p>90.2328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4.722528" calcext:value-type="float">
            <text:p>104.7225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97.673944" calcext:value-type="float">
            <text:p>97.6739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95.36597" calcext:value-type="float">
            <text:p>95.365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85.685468" calcext:value-type="float">
            <text:p>85.6854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6.998788" calcext:value-type="float">
            <text:p>86.9987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11.954071" calcext:value-type="float">
            <text:p>111.95407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5.443748" calcext:value-type="float">
            <text:p>105.44374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02.410475" calcext:value-type="float">
            <text:p>102.4104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97.744159" calcext:value-type="float">
            <text:p>97.7441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99.82145" calcext:value-type="float">
            <text:p>99.821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21.035479" calcext:value-type="float">
            <text:p>121.0354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6.545439" calcext:value-type="float">
            <text:p>96.5454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82.083056" calcext:value-type="float">
            <text:p>82.08305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86.855693" calcext:value-type="float">
            <text:p>86.8556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92.736482" calcext:value-type="float">
            <text:p>92.7364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87.335142" calcext:value-type="float">
            <text:p>87.3351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15.289542" calcext:value-type="float">
            <text:p>115.2895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12.613988" calcext:value-type="float">
            <text:p>112.6139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02.759593" calcext:value-type="float">
            <text:p>102.7595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9.108008" calcext:value-type="float">
            <text:p>89.10800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89.078292" calcext:value-type="float">
            <text:p>89.0782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88.510723" calcext:value-type="float">
            <text:p>88.5107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94.288461" calcext:value-type="float">
            <text:p>94.28846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93.363304" calcext:value-type="float">
            <text:p>93.3633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8.104766" calcext:value-type="float">
            <text:p>88.1047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07.234573" calcext:value-type="float">
            <text:p>107.2345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8.004113" calcext:value-type="float">
            <text:p>108.0041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06.011152" calcext:value-type="float">
            <text:p>106.0111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10.359387" calcext:value-type="float">
            <text:p>110.3593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94.99811" calcext:value-type="float">
            <text:p>94.9981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100091" calcext:value-type="float">
            <text:p>33.1000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958872" calcext:value-type="float">
            <text:p>33.9588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489263" calcext:value-type="float">
            <text:p>35.48926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.804458" calcext:value-type="float">
            <text:p>36.8044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.442766" calcext:value-type="float">
            <text:p>40.44276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.626843" calcext:value-type="float">
            <text:p>41.6268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.907825" calcext:value-type="float">
            <text:p>44.9078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.199728" calcext:value-type="float">
            <text:p>49.19972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.548226" calcext:value-type="float">
            <text:p>47.5482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6.844676" calcext:value-type="float">
            <text:p>56.84467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3.715833" calcext:value-type="float">
            <text:p>53.7158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5.244222" calcext:value-type="float">
            <text:p>55.2442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7.982712" calcext:value-type="float">
            <text:p>57.9827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5.612557" calcext:value-type="float">
            <text:p>55.6125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2.588899" calcext:value-type="float">
            <text:p>62.5888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1.146588" calcext:value-type="float">
            <text:p>61.1465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4.232437" calcext:value-type="float">
            <text:p>64.2324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5.401455" calcext:value-type="float">
            <text:p>65.4014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6.039036" calcext:value-type="float">
            <text:p>66.0390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.503914" calcext:value-type="float">
            <text:p>61.5039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6.971885" calcext:value-type="float">
            <text:p>66.9718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9.97742" calcext:value-type="float">
            <text:p>69.977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1.240717" calcext:value-type="float">
            <text:p>71.2407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3.414741" calcext:value-type="float">
            <text:p>73.4147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3.121474" calcext:value-type="float">
            <text:p>73.1214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9.016859" calcext:value-type="float">
            <text:p>69.0168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7.336812" calcext:value-type="float">
            <text:p>77.3368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1.899259" calcext:value-type="float">
            <text:p>71.8992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1.991777" calcext:value-type="float">
            <text:p>71.99177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4.718664" calcext:value-type="float">
            <text:p>74.7186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5.102933" calcext:value-type="float">
            <text:p>75.1029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525639" calcext:value-type="float">
            <text:p>71.5256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0.359868" calcext:value-type="float">
            <text:p>70.35986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2.733107" calcext:value-type="float">
            <text:p>72.7331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1.134001" calcext:value-type="float">
            <text:p>71.1340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0.867846" calcext:value-type="float">
            <text:p>70.8678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8.983997" calcext:value-type="float">
            <text:p>68.9839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3.575157" calcext:value-type="float">
            <text:p>73.5751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9.90137" calcext:value-type="float">
            <text:p>79.901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4.319591" calcext:value-type="float">
            <text:p>74.3195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9.284035" calcext:value-type="float">
            <text:p>79.2840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7.821295" calcext:value-type="float">
            <text:p>77.82129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7.293189" calcext:value-type="float">
            <text:p>77.2931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0.516791" calcext:value-type="float">
            <text:p>70.5167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6.969855" calcext:value-type="float">
            <text:p>76.9698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0.62674" calcext:value-type="float">
            <text:p>80.626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6.946768" calcext:value-type="float">
            <text:p>76.94676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6.844052" calcext:value-type="float">
            <text:p>76.84405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1.91463" calcext:value-type="float">
            <text:p>71.9146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2.358804" calcext:value-type="float">
            <text:p>72.3588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4.126026" calcext:value-type="float">
            <text:p>74.1260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0.38722" calcext:value-type="float">
            <text:p>70.387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1.221583" calcext:value-type="float">
            <text:p>71.2215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0.130641" calcext:value-type="float">
            <text:p>70.1306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7.649417" calcext:value-type="float">
            <text:p>67.6494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0.371449" calcext:value-type="float">
            <text:p>70.3714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9.822007" calcext:value-type="float">
            <text:p>69.8220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8.409201" calcext:value-type="float">
            <text:p>78.4092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9.864003" calcext:value-type="float">
            <text:p>69.8640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2.83122" calcext:value-type="float">
            <text:p>72.831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9.774432" calcext:value-type="float">
            <text:p>69.7744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6.067152" calcext:value-type="float">
            <text:p>76.06715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9.198908" calcext:value-type="float">
            <text:p>69.1989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7.74859" calcext:value-type="float">
            <text:p>67.748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8.00182" calcext:value-type="float">
            <text:p>68.001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4.442675" calcext:value-type="float">
            <text:p>74.4426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7.483348" calcext:value-type="float">
            <text:p>67.48334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1.803275" calcext:value-type="float">
            <text:p>71.8032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1.530029" calcext:value-type="float">
            <text:p>71.5300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6.052047" calcext:value-type="float">
            <text:p>66.0520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6.915833" calcext:value-type="float">
            <text:p>66.9158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0.137762" calcext:value-type="float">
            <text:p>70.1377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6.351562" calcext:value-type="float">
            <text:p>66.3515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4.18593" calcext:value-type="float">
            <text:p>74.185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1.339425" calcext:value-type="float">
            <text:p>81.3394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3.134587" calcext:value-type="float">
            <text:p>73.1345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7.787899" calcext:value-type="float">
            <text:p>67.7878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5.171039" calcext:value-type="float">
            <text:p>75.1710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9.576298" calcext:value-type="float">
            <text:p>69.5762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9.343883" calcext:value-type="float">
            <text:p>69.3438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4.027615" calcext:value-type="float">
            <text:p>64.02761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7.189326" calcext:value-type="float">
            <text:p>67.1893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5.413982" calcext:value-type="float">
            <text:p>75.4139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5.096364" calcext:value-type="float">
            <text:p>65.0963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2.994745" calcext:value-type="float">
            <text:p>72.9947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0.713664" calcext:value-type="float">
            <text:p>70.7136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6.044544" calcext:value-type="float">
            <text:p>76.0445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7.691245" calcext:value-type="float">
            <text:p>67.6912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84.094077" calcext:value-type="float">
            <text:p>84.09407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4.116294" calcext:value-type="float">
            <text:p>74.1162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2.2494" calcext:value-type="float">
            <text:p>72.24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8.38878" calcext:value-type="float">
            <text:p>68.388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6.971714" calcext:value-type="float">
            <text:p>76.9717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1.899447" calcext:value-type="float">
            <text:p>71.8994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8.025515" calcext:value-type="float">
            <text:p>68.02551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3.732516" calcext:value-type="float">
            <text:p>73.73251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3.401131" calcext:value-type="float">
            <text:p>83.40113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9.557845" calcext:value-type="float">
            <text:p>69.5578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6.464835" calcext:value-type="float">
            <text:p>76.4648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8.53741" calcext:value-type="float">
            <text:p>78.537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8.695505" calcext:value-type="float">
            <text:p>78.6955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80.469129" calcext:value-type="float">
            <text:p>80.4691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70.932996" calcext:value-type="float">
            <text:p>70.9329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84.494721" calcext:value-type="float">
            <text:p>84.4947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7.58793" calcext:value-type="float">
            <text:p>77.587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8.406101" calcext:value-type="float">
            <text:p>78.4061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81.672856" calcext:value-type="float">
            <text:p>81.67285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74.223442" calcext:value-type="float">
            <text:p>74.2234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4.853154" calcext:value-type="float">
            <text:p>74.8531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9.895074" calcext:value-type="float">
            <text:p>69.8950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2.497275" calcext:value-type="float">
            <text:p>82.4972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7.90705" calcext:value-type="float">
            <text:p>87.907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74.037855" calcext:value-type="float">
            <text:p>74.0378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9.018498" calcext:value-type="float">
            <text:p>79.0184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6.628923" calcext:value-type="float">
            <text:p>76.62892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84.606543" calcext:value-type="float">
            <text:p>84.6065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2.57287" calcext:value-type="float">
            <text:p>82.572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2.463986" calcext:value-type="float">
            <text:p>92.46398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79.206208" calcext:value-type="float">
            <text:p>79.2062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5.899871" calcext:value-type="float">
            <text:p>75.89987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88.057211" calcext:value-type="float">
            <text:p>88.05721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3.359053" calcext:value-type="float">
            <text:p>83.3590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86.848322" calcext:value-type="float">
            <text:p>86.8483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8.86739" calcext:value-type="float">
            <text:p>78.867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83.66976" calcext:value-type="float">
            <text:p>83.6697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85.776992" calcext:value-type="float">
            <text:p>85.7769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86.9912" calcext:value-type="float">
            <text:p>86.99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0.31549" calcext:value-type="float">
            <text:p>90.315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80.086276" calcext:value-type="float">
            <text:p>80.08627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86.323097" calcext:value-type="float">
            <text:p>86.3230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86.178886" calcext:value-type="float">
            <text:p>86.17888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88.995309" calcext:value-type="float">
            <text:p>88.9953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83.395935" calcext:value-type="float">
            <text:p>83.3959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3.381984" calcext:value-type="float">
            <text:p>103.38198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01.907822" calcext:value-type="float">
            <text:p>101.9078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5.230949" calcext:value-type="float">
            <text:p>105.2309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02.587821" calcext:value-type="float">
            <text:p>102.5878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93.321775" calcext:value-type="float">
            <text:p>93.3217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96.491479" calcext:value-type="float">
            <text:p>96.4914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0.834265" calcext:value-type="float">
            <text:p>100.8342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90.262909" calcext:value-type="float">
            <text:p>90.2629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92.06164" calcext:value-type="float">
            <text:p>92.061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91.997427" calcext:value-type="float">
            <text:p>91.99742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98.062814" calcext:value-type="float">
            <text:p>98.0628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6.4669" calcext:value-type="float">
            <text:p>96.46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86.42705" calcext:value-type="float">
            <text:p>86.427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01.913165" calcext:value-type="float">
            <text:p>101.9131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91.672523" calcext:value-type="float">
            <text:p>91.67252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01.237844" calcext:value-type="float">
            <text:p>101.2378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12.735545" calcext:value-type="float">
            <text:p>112.7355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96.458067" calcext:value-type="float">
            <text:p>96.4580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13.91241" calcext:value-type="float">
            <text:p>113.912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95.183991" calcext:value-type="float">
            <text:p>95.1839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02.548857" calcext:value-type="float">
            <text:p>102.5488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4.660899" calcext:value-type="float">
            <text:p>104.6608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03.291508" calcext:value-type="float">
            <text:p>103.2915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07.845101" calcext:value-type="float">
            <text:p>107.8451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01.275478" calcext:value-type="float">
            <text:p>101.2754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91.86902" calcext:value-type="float">
            <text:p>91.8690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2.206792" calcext:value-type="float">
            <text:p>102.2067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94.488632" calcext:value-type="float">
            <text:p>94.4886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97.214366" calcext:value-type="float">
            <text:p>97.21436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0001" calcext:value-type="float">
            <text:p>10002000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13.488898" calcext:value-type="float">
            <text:p>113.488898</text:p>
          </table:table-cell>
        </table:table-row>
      </table:table>
      <table:named-expressions/>
      <table:database-ranges>
        <table:database-range table:name="__Anonymous_Sheet_DB__0" table:target-range-address="res_4a.A1:res_4a.F3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7:52:16.151094145</dc:date>
    <meta:editing-duration>PT4M12S</meta:editing-duration>
    <meta:editing-cycles>1</meta:editing-cycles>
    <meta:document-statistic meta:table-count="1" meta:cell-count="1956" meta:object-count="1"/>
    <meta:generator>LibreOffice/7.6.2.1$Linux_X86_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66cm" svg:height="14.238cm" xlink:href=".." xlink:type="simple" chart:class="chart:bar" chart:style-name="ch1">
        <chart:legend chart:legend-position="end" svg:x="26.229cm" svg:y="6.82cm" style:legend-expansion="high" chart:style-name="ch2"/>
        <chart:plot-area chart:style-name="ch3" table:cell-range-address="res_4a.E164:res_4a.F326" chart:data-source-has-labels="column" svg:x="0.569cm" svg:y="0.284cm" svg:width="25.091cm" svg:height="13.67cm">
          <chart:coordinate-region svg:x="1.376cm" svg:y="0.483cm" svg:width="24.284cm" svg:height="12.547cm"/>
          <chart:axis chart:dimension="x" chart:name="primary-x" chart:style-name="ch4" chartooo:axis-type="auto">
            <chartooo:date-scale/>
            <chart:categories table:cell-range-address="res_4a.E164:res_4a.E3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_4a.F164:res_4a.F326" chart:class="chart:bar"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_4a.E164:res_4a.E326</svg:desc>
                </draw:g>
              </table:table-cell>
              <table:table-cell office:value-type="float" office:value="33.100091">
                <text:p>33.100091</text:p>
                <draw:g>
                  <svg:desc>res_4a.F164:res_4a.F3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3.958872">
                <text:p>33.9588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.489263">
                <text:p>35.489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804458">
                <text:p>36.8044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.442766">
                <text:p>40.4427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.626843">
                <text:p>41.6268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.907825">
                <text:p>44.9078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.199728">
                <text:p>49.1997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.548226">
                <text:p>47.5482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.844676">
                <text:p>56.8446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3.715833">
                <text:p>53.7158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5.244222">
                <text:p>55.2442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.982712">
                <text:p>57.9827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5.612557">
                <text:p>55.6125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2.588899">
                <text:p>62.5888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1.146588">
                <text:p>61.1465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4.232437">
                <text:p>64.2324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.401455">
                <text:p>65.4014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6.039036">
                <text:p>66.0390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.503914">
                <text:p>61.5039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6.971885">
                <text:p>66.9718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9.97742">
                <text:p>69.977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1.240717">
                <text:p>71.2407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.414741">
                <text:p>73.4147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3.121474">
                <text:p>73.1214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9.016859">
                <text:p>69.0168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7.336812">
                <text:p>77.3368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1.899259">
                <text:p>71.8992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1.991777">
                <text:p>71.9917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4.718664">
                <text:p>74.7186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5.102933">
                <text:p>75.1029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525639">
                <text:p>71.52563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0.359868">
                <text:p>70.3598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2.733107">
                <text:p>72.7331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1.134001">
                <text:p>71.134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0.867846">
                <text:p>70.8678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8.983997">
                <text:p>68.9839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3.575157">
                <text:p>73.5751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9.90137">
                <text:p>79.901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.319591">
                <text:p>74.31959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9.284035">
                <text:p>79.28403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7.821295">
                <text:p>77.8212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7.293189">
                <text:p>77.2931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0.516791">
                <text:p>70.5167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6.969855">
                <text:p>76.96985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.62674">
                <text:p>80.626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6.946768">
                <text:p>76.9467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6.844052">
                <text:p>76.84405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1.91463">
                <text:p>71.914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.358804">
                <text:p>72.3588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4.126026">
                <text:p>74.1260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0.38722">
                <text:p>70.387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1.221583">
                <text:p>71.22158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0.130641">
                <text:p>70.1306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7.649417">
                <text:p>67.6494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0.371449">
                <text:p>70.3714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9.822007">
                <text:p>69.8220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8.409201">
                <text:p>78.4092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9.864003">
                <text:p>69.8640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.83122">
                <text:p>72.831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9.774432">
                <text:p>69.7744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6.067152">
                <text:p>76.0671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9.198908">
                <text:p>69.1989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7.74859">
                <text:p>67.748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8.00182">
                <text:p>68.0018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4.442675">
                <text:p>74.44267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.483348">
                <text:p>67.4833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1.803275">
                <text:p>71.80327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1.530029">
                <text:p>71.5300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6.052047">
                <text:p>66.0520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6.915833">
                <text:p>66.9158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0.137762">
                <text:p>70.1377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6.351562">
                <text:p>66.35156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.18593">
                <text:p>74.1859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1.339425">
                <text:p>81.33942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3.134587">
                <text:p>73.1345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7.787899">
                <text:p>67.7878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5.171039">
                <text:p>75.17103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9.576298">
                <text:p>69.5762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.343883">
                <text:p>69.34388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4.027615">
                <text:p>64.0276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7.189326">
                <text:p>67.18932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5.413982">
                <text:p>75.41398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5.096364">
                <text:p>65.0963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2.994745">
                <text:p>72.99474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0.713664">
                <text:p>70.71366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6.044544">
                <text:p>76.0445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7.691245">
                <text:p>67.69124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4.094077">
                <text:p>84.0940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4.116294">
                <text:p>74.11629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2.2494">
                <text:p>72.249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8.38878">
                <text:p>68.3887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6.971714">
                <text:p>76.9717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.899447">
                <text:p>71.8994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8.025515">
                <text:p>68.02551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3.732516">
                <text:p>73.73251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3.401131">
                <text:p>83.40113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9.557845">
                <text:p>69.55784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.464835">
                <text:p>76.4648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8.53741">
                <text:p>78.5374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.695505">
                <text:p>78.69550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0.469129">
                <text:p>80.4691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0.932996">
                <text:p>70.9329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4.494721">
                <text:p>84.4947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7.58793">
                <text:p>77.5879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8.406101">
                <text:p>78.40610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1.672856">
                <text:p>81.67285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4.223442">
                <text:p>74.22344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4.853154">
                <text:p>74.85315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9.895074">
                <text:p>69.89507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2.497275">
                <text:p>82.49727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7.90705">
                <text:p>87.9070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4.037855">
                <text:p>74.0378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9.018498">
                <text:p>79.0184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6.628923">
                <text:p>76.62892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4.606543">
                <text:p>84.60654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2.57287">
                <text:p>82.572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2.463986">
                <text:p>92.46398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9.206208">
                <text:p>79.20620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5.899871">
                <text:p>75.89987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8.057211">
                <text:p>88.05721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3.359053">
                <text:p>83.35905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6.848322">
                <text:p>86.84832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8.86739">
                <text:p>78.867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3.66976">
                <text:p>83.6697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5.776992">
                <text:p>85.77699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6.9912">
                <text:p>86.99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0.31549">
                <text:p>90.3154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0.086276">
                <text:p>80.08627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6.323097">
                <text:p>86.32309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6.178886">
                <text:p>86.17888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8.995309">
                <text:p>88.99530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3.395935">
                <text:p>83.39593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3.381984">
                <text:p>103.3819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1.907822">
                <text:p>101.90782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5.230949">
                <text:p>105.23094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2.587821">
                <text:p>102.58782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93.321775">
                <text:p>93.32177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96.491479">
                <text:p>96.4914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0.834265">
                <text:p>100.83426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0.262909">
                <text:p>90.26290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92.06164">
                <text:p>92.0616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91.997427">
                <text:p>91.99742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98.062814">
                <text:p>98.06281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96.4669">
                <text:p>96.466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6.42705">
                <text:p>86.4270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1.913165">
                <text:p>101.91316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1.672523">
                <text:p>91.6725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1.237844">
                <text:p>101.2378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2.735545">
                <text:p>112.73554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96.458067">
                <text:p>96.45806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3.91241">
                <text:p>113.9124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5.183991">
                <text:p>95.18399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2.548857">
                <text:p>102.54885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4.660899">
                <text:p>104.6608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3.291508">
                <text:p>103.29150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7.845101">
                <text:p>107.84510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01.275478">
                <text:p>101.27547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91.86902">
                <text:p>91.869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2.206792">
                <text:p>102.20679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94.488632">
                <text:p>94.48863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97.214366">
                <text:p>97.21436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3.488898">
                <text:p>113.488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